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ConnectionFactoryLookup.getConnectionFactory( String connectionFactor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ConnectionFactoryLookup.setConnectionFactories( Map &lt; String , ConnectionFactory &gt; connectionFacto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ConnectionFactoryLookup.addConnectionFactory( String connectionFactoryName , ConnectionFactory connect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ConnectionFactoryLookup.getConnectionFact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ConnectionFactoryLookup.MapConnectionFactoryLookup( Map &lt; String , ConnectionFactory &gt; connectionFacto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ConnectionFactoryLookup.MapConnectionFactoryLook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pConnectionFactoryLookup.MapConnectionFactoryLookup( String connectionFactoryName , ConnectionFactory connect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